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5-09-23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5-08-2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5-07-1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5-06-1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5-05-29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5-04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5-04-0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5-02-27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5-01-07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4-12-0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4-11-1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4-10-2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4-09-2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4-08-2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4-07-1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4-06-12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4-05-1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4-04-23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4-03-1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4-02-0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3-12-13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3-11-2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3-04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3-03-28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3-01-17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2-12-1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2-11-2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2-10-2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2-05-26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21-04-26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6-11-16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6-10-2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6-09-2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6-08-25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6-07-2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6-06-14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6-06-03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6-04-20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6-03-3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5-11-1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5-08-2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5-06-0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5-04-1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5-03-2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5-01-1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4-12-04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4-10-29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4-09-29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4-08-27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4-07-29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4-07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4-05-2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4-04-14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4-03-1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4-01-1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3-12-3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3-11-2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3-09-26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3-08-30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3-07-31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3-06-2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3-05-2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3-04-16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3-03-2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3-02-2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3-01-2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2-12-2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2-11-2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2-09-27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2-08-3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2-07-3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2-06-2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2-05-2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2-04-1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2-03-27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2-02-2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2-01-2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1-12-2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1-11-2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1-10-1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1-09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1-08-2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1-07-25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1-06-2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1-05-2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1-04-2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1-03-2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0-11-30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0-10-20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0-10-0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0-07-2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0-06-22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0-05-24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0-04-2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0-03-1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10-01-1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9-12-28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9-11-24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9-10-2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9-09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9-08-24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9-07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9-06-1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9-05-1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9-04-2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9-03-1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9-02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9-01-0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8-11-2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8-10-22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8-09-1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8-09-03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8-07-1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8-06-1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8-05-3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8-04-2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8-04-01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8-03-04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8-01-1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8-01-0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7-12-04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7-10-1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7-08-1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7-03-2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7-01-1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7-01-0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6-11-1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6-10-2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6-09-2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6-08-1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6-07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6-05-2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6-04-21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6-03-2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6-02-2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6-01-20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5-12-20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5-11-1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5-10-2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5-09-22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5-08-1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5-07-22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5-06-2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5-06-21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5-05-11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5-03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4-03-1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3-03-1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2-03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1-03-1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2000-03-2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99-03-2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98-03-1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97-03-17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96-03-1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95-03-1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94-03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93-03-26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92-03-1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91-03-2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90-03-2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9-01-1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8-03-1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5-09-2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5-06-2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4-12-1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4-09-2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4-06-1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4-03-2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3-12-2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3-09-19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3-06-14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3-03-17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2-12-2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2-09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2-06-1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2-03-1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1-12-14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1-09-14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1-06-15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1-03-3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0-12-3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0-09-2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0-06-24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80-03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79-12-2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79-09-20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79-07-0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79-04-0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949073215101</text:p>
          </table:table-cell>
          <table:table-cell office:value-type="string" calcext:value-type="string">
            <text:p>S 66847. 1</text:p>
          </table:table-cell>
          <table:table-cell office:value-type="string" calcext:value-type="string">
            <text:p>1978-12-1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88" meta:object-count="0"/>
    <meta:user-defined meta:name="AppVersion">3.0</meta:user-defined>
  </office:meta>
</office:document-meta>
</file>